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xi Sans" svg:font-family="'Luxi Sans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HN + RHEL Talking Points</text:p>
      <text:p text:style-name="Standard">by: Daryl Herzmann (<text:a xlink:type="simple" xlink:href="mailto:akrherz@iastate.edu">akrherz@iastate.edu</text:a>)</text:p>
      <text:p text:style-name="Standard"/>
      <text:p text:style-name="Standard">Our workload:</text:p>
      <text:list text:style-name="L1">
        <text:list-item>
          <text:p text:style-name="P1">Terabyte data servers, <text:s/>MPI computing, web serving, PostgreSQL, heavy NFS</text:p>
        </text:list-item>
        <text:list-item>
          <text:p text:style-name="P1">Nothing too high end on desktop, web browing, scientific programming, x-window apps</text:p>
        </text:list-item>
      </text:list>
      <text:p text:style-name="Standard">Talking Points:</text:p>
      <text:list text:style-name="L2">
        <text:list-item>
          <text:p text:style-name="P2">RHN is brutal to work with. <text:s/></text:p>
          <text:list>
            <text:list-item>
              <text:p text:style-name="P2">Website is *always* slow (&gt; 10 seconds per click). <text:s/></text:p>
            </text:list-item>
            <text:list-item>
              <text:p text:style-name="P2">RHN is unusable during update releases.</text:p>
            </text:list-item>
            <text:list-item>
              <text:p text:style-name="P2">Interface for site administrator needs lots of work (John Rose will hit this point...)</text:p>
            </text:list-item>
            <text:list-item>
              <text:p text:style-name="P2">It would appear the only way to make it work is to buy the satellite.</text:p>
            </text:list-item>
          </text:list>
        </text:list-item>
        <text:list-item>
          <text:p text:style-name="P2">Setting the ‘Auto Errata Update’ rarely works. <text:s/>I am siting at 60 out of 80 systems out of date with most of those 60 set to auto update. <text:s/>Failures seem to run the gambit.</text:p>
        </text:list-item>
        <text:list-item>
          <text:p text:style-name="P2">I routinely see systems out of date on the RHN website, but fully updated (based on up2date -u) on the system itself. <text:s/>Something is not syncing.</text:p>
        </text:list-item>
        <text:list-item>
          <text:p text:style-name="P2">Skipping RHN registration during firstboot is too hard. <text:s/>The button should be up front.</text:p>
        </text:list-item>
        <text:list-item>
          <text:p text:style-name="P2">The beta channel needs to have ‘beta’ class software releases. <text:s/>Currently, it contains something like rawhide which ends up not resembling the released update product. <text:s/>I would suggest dumping the maintenance update into the beta channel for a week and then rolling it plus any bug fixes into main channel.</text:p>
        </text:list-item>
        <text:list-item>
          <text:p text:style-name="P2">Bugzilla</text:p>
          <text:list>
            <text:list-item>
              <text:p text:style-name="P2">RH needs to rethink the purpose of bugzilla for the RHEL products. <text:s/>What is the purpose, if the only way to get action is file a support ticket?</text:p>
            </text:list-item>
            <text:list-item>
              <text:p text:style-name="P2">Of the ~10 tickets I have filed, I have only been happy with the response on 3 of them. <text:s/>I think many of my tickets are fairly straight forward bugs.</text:p>
              <text:list>
                <text:list-item>
                  <text:p text:style-name="P2">#110302 , writes fail on 3ware 6410 on RHEL3. <text:s/>Included netdump, nothing back</text:p>
                </text:list-item>
                <text:list-item>
                  <text:p text:style-name="P2">#144436, upgrading RHEL3 -&gt; 4 breaks httpd and rhn, still broken?</text:p>
                </text:list-item>
                <text:list-item>
                  <text:p text:style-name="P2">#157087, obvious bug in up2date sat idle for 4 months!</text:p>
                </text:list-item>
              </text:list>
            </text:list-item>
          </text:list>
        </text:list-item>
        <text:list-item>
          <text:p text:style-name="P2">RHEL</text:p>
          <text:list>
            <text:list-item>
              <text:p text:style-name="P2">EL3 and 3ware is a disaster. Bz #121434 <text:s/>shows this.</text:p>
            </text:list-item>
            <text:list-item>
              <text:p text:style-name="P2">EL4U2 broke OpenOffice writer spell check and Java plugin. <text:s/>Where is the QA? <text:s/>The java plugin one is the most unbelievable.</text:p>
            </text:list-item>
            <text:list-item>
              <text:p text:style-name="P2">XFS (?)... problems with ext3 on terabyte scale raid</text:p>
            </text:list-item>
            <text:list-item>
              <text:p text:style-name="P2">NFS just flat out sucks. <text:s/>Why can’t we get 100 Mb performance out of the box like Solaris can? <text:s/>NFS appears to be very broken between EL2 and EL4U2. <text:s/>(Will bugzilla eventually)</text:p>
            </text:list-item>
          </text:list>
        </text:list-item>
      </text:list>
      <text:p text:style-name="Standard"/>
      <text:p text:style-name="Standard">RHEL/Fedora continues to be the top of the line Linux distro and the only one I recommend to other users. <text:s/>It would appear RH is just in the middle of some growing pains trying to support a million(?) system via RHN. <text:s/>Hopefully our acquisition of a satellite will make things less painful 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xi Sans" svg:font-family="'Luxi Sans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" style:font-size-asian="12pt" style:language-asian="none" style:country-asian="none" style:font-name-complex="Luxi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5$Linux OpenOffice.org_project/680m125$Build-8947</meta:generator>
    <meta:creation-date>2005-10-24T09:39:59</meta:creation-date>
    <dc:date>2005-10-24T10:58:38</dc:date>
    <dc:language>en-US</dc:language>
    <meta:editing-cycles>3</meta:editing-cycles>
    <meta:editing-duration>PT1H18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426" meta:character-count="2430"/>
  </office:meta>
</office:document-meta>
</file>